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78F72C91BE855493.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19-03-21T17:47:46.724625835">21 mars 2019</text:date></text:span></text:p>
      <text:p text:style-name="P12"><text:s/></text:p>
      <text:p text:style-name="P13"/>
      <text:p text:style-name="P13"/>
      <text:p text:style-name="P14">[contact.title] [contac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le service instructeur compétent : (Service – Direction)</text:p>
      <text:p text:style-name="P18">par téléphone : (N° de ligne direct<text:span text:style-name="T11">e</text:span>) </text:p>
      <text:p text:style-name="P18"><text:soft-page-break/>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78F72C91BE855493.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59M52S</meta:editing-duration>
    <meta:editing-cycles>26</meta:editing-cycles>
    <meta:generator>LibreOffice/6.0.7.3$Linux_X86_64 LibreOffice_project/00m0$Build-3</meta:generator>
    <dc:date>2019-03-21T17:47:46.547555337</dc:date>
    <meta:print-date>2016-06-06T11:07:27.701000000</meta:print-date>
    <meta:document-statistic meta:table-count="2" meta:image-count="1" meta:object-count="0" meta:page-count="2" meta:paragraph-count="29" meta:word-count="268" meta:character-count="1974" meta:non-whitespace-character-count="1703"/>
  </office:meta>
</office:document-meta>
</file>